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4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2.svm" manifest:media-type=""/>
  <manifest:file-entry manifest:full-path="Pictures/TablePreview6.svm" manifest:media-type=""/>
  <manifest:file-entry manifest:full-path="Pictures/TablePreview3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789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3cm"/>
    </style:style>
    <style:style style:name="co1" style:family="table-column">
      <style:table-column-properties style:column-width="2.85cm" style:use-optimal-column-width="false"/>
    </style:style>
    <style:style style:name="co2" style:family="table-column">
      <style:table-column-properties style:column-width="2.849cm" style:use-optimal-column-width="false"/>
    </style:style>
    <style:style style:name="co3" style:family="table-column">
      <style:table-column-properties style:column-width="3.051cm" style:use-optimal-column-width="false"/>
    </style:style>
    <style:style style:name="co4" style:family="table-column">
      <style:table-column-properties style:column-width="3.301cm" style:use-optimal-column-width="false"/>
    </style:style>
    <style:style style:name="co5" style:family="table-column">
      <style:table-column-properties style:column-width="3.304cm" style:use-optimal-column-width="false"/>
    </style:style>
    <style:style style:name="co6" style:family="table-column">
      <style:table-column-properties style:column-width="4.382cm" style:use-optimal-column-width="false"/>
    </style:style>
    <style:style style:name="co7" style:family="table-column">
      <style:table-column-properties style:column-width="4.38cm" style:use-optimal-column-width="false"/>
    </style:style>
    <style:style style:name="co8" style:family="table-column">
      <style:table-column-properties style:column-width="4.379cm" style:use-optimal-column-width="false"/>
    </style:style>
    <style:style style:name="co9" style:family="table-column">
      <style:table-column-properties style:column-width="5.095cm" style:use-optimal-column-width="false"/>
    </style:style>
    <style:style style:name="ro1" style:family="table-row">
      <style:table-row-properties style:row-height="1.025cm"/>
    </style:style>
    <style:style style:name="ce1" style:family="table-cell">
      <style:graphic-properties style:repeat="repeat"/>
    </style:style>
    <style:style style:name="P1" style:family="paragraph">
      <style:text-properties fo:font-family="'Bitstream Vera Sans Mono'" style:font-family-generic="modern" style:font-pitch="fixed" fo:font-size="22pt" style:font-size-asian="22pt" style:font-size-complex="22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13pt" style:font-size-asian="13pt" style:font-size-complex="13pt"/>
    </style:style>
    <style:style style:name="T1" style:family="text">
      <style:text-properties fo:font-family="'Bitstream Vera Sans Mono'" style:font-family-generic="modern" style:font-pitch="fixed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fo:font-family="'Bitstream Vera Sans Mono'" style:font-family-generic="modern" style:font-pitch="fixed" fo:font-size="22pt" style:font-size-asian="22pt" style:font-size-complex="2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8pt"/>
    </style:style>
    <style:style style:name="T13" style:family="text">
      <style:text-properties fo:font-size="18pt" style:text-underline-style="solid" style:text-underline-width="auto" style:text-underline-color="font-color"/>
    </style:style>
    <style:style style:name="T1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639cm" svg:height="12.179cm" svg:x="1.681cm" svg:y="4.411cm" presentation:class="subtitle" presentation:user-transformed="true">
          <draw:text-box>
            <text:p><text:span text:style-name="T1">SQL Pratico</text:span></text:p>
            <text:p><text:span text:style-name="T2"/></text:p>
            <text:p><text:span text:style-name="T2"/></text:p>
            <text:p><text:span text:style-name="T2"/></text:p>
            <text:p><text:span text:style-name="T2">Corso di Programmazione di Dispositivi Mobili</text:span></text:p>
            <text:p><text:span text:style-name="T2">a.a. 2012/2013</text:span></text:p>
            <text:p><text:span text:style-name="T2"/></text:p>
            <text:p><text:span text:style-name="T2"/></text:p>
            <text:p><text:span text:style-name="T2"/></text:p>
            <text:p><text:span text:style-name="T2">Claudio Pisa</text:span></text:p>
            <text:p><text:span text:style-name="T2">&lt;claudio.pisa@uniroma2.it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789cm" svg:x="1.4cm" svg:y="0.654cm" presentation:class="title" presentation:user-transformed="true">
          <draw:text-box>
            <text:p><text:span text:style-name="T3">Database</text:span></text:p>
          </draw:text-box>
        </draw:frame>
        <draw:frame presentation:style-name="pr4" draw:text-style-name="P3" draw:layer="layout" svg:width="24.639cm" svg:height="14.894cm" svg:x="1.4cm" svg:y="4.002cm" presentation:class="outline" presentation:user-transformed="true">
          <draw:text-box>
            <text:list text:style-name="L2">
              <text:list-item>
                <text:p><text:span text:style-name="T4">“</text:span><text:span text:style-name="T4">Database” o “base di dati”:</text:span></text:p>
                <text:list>
                  <text:list-item>
                    <text:p><text:span text:style-name="T5">sia collezione di dati</text:span></text:p>
                  </text:list-item>
                  <text:list-item>
                    <text:p><text:span text:style-name="T5">sia database management system (DBMS):</text:span></text:p>
                    <text:list>
                      <text:list-item>
                        <text:p><text:span text:style-name="T6">Programma standalone per la gestione di collezioni di dati</text:span></text:p>
                        <text:list>
                          <text:list-item>
                            <text:list>
                              <text:list-item>
                                <text:p><text:span text:style-name="T6">MySQL, PostgreSQL, Oracle DB, CouchDB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6">Libreria all'interno di un programma</text:span></text:p>
                        <text:list>
                          <text:list-item>
                            <text:list>
                              <text:list-item>
                                <text:p><text:span text:style-name="T6">SQLite, BerkleyDB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Tipi di database:</text:span></text:p>
                <text:list>
                  <text:list-item>
                    <text:p><text:span text:style-name="T7">Relazionali</text:span></text:p>
                  </text:list-item>
                  <text:list-item>
                    <text:p><text:span text:style-name="T5">A oggetti</text:span></text:p>
                  </text:list-item>
                  <text:list-item>
                    <text:p><text:span text:style-name="T5">No-SQ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>
          <draw:text-box>
            <text:p><text:span text:style-name="T3">Database relazionali</text:span></text:p>
          </draw:text-box>
        </draw:frame>
        <draw:frame presentation:style-name="pr4" draw:text-style-name="P4" draw:layer="layout" svg:width="24.639cm" svg:height="2.706cm" svg:x="1.4cm" svg:y="4.314cm" presentation:class="outline" presentation:user-transformed="true">
          <draw:text-box>
            <text:list text:style-name="L2">
              <text:list-item>
                <text:p><text:span text:style-name="T8">Dati raccolti in tabelle non ordinate: </text:span><text:span text:style-name="T9">relazioni</text:span></text:p>
                <text:list>
                  <text:list-item>
                    <text:p><text:span text:style-name="T8">colonne: campi, attributi, fields</text:span></text:p>
                  </text:list-item>
                  <text:list-item>
                    <text:p><text:span text:style-name="T8">righe: tuple, records</text:span></text:p>
                  </text:list-item>
                </text:list>
              </text:list-item>
            </text:list>
          </draw:text-box>
        </draw:frame>
        <draw:frame draw:style-name="standard" draw:layer="layout" svg:width="8.548cm" svg:height="4.211cm" svg:x="1.809cm" svg:y="8.9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CF</text:p>
              </table:table-cell>
              <table:table-cell>
                <text:p>nome</text:p>
              </table:table-cell>
              <table:table-cell>
                <text:p>cognome</text:p>
              </table:table-cell>
            </table:table-row>
            <table:table-row table:style-name="ro1" table:default-cell-style-name="ce1">
              <table:table-cell>
                <text:p>BNCFR...</text:p>
              </table:table-cell>
              <table:table-cell>
                <text:p>Franco</text:p>
              </table:table-cell>
              <table:table-cell>
                <text:p>Bianchi</text:p>
              </table:table-cell>
            </table:table-row>
            <table:table-row table:style-name="ro1" table:default-cell-style-name="ce1">
              <table:table-cell>
                <text:p>VRDGS...</text:p>
              </table:table-cell>
              <table:table-cell>
                <text:p>Giuseppe</text:p>
              </table:table-cell>
              <table:table-cell>
                <text:p>Verdi</text:p>
              </table:table-cell>
            </table:table-row>
            <table:table-row table:style-name="ro1" table:default-cell-style-name="ce1">
              <table:table-cell>
                <text:p>RSSMR...</text:p>
              </table:table-cell>
              <table:table-cell>
                <text:p>Mario</text:p>
              </table:table-cell>
              <table:table-cell>
                <text:p>Rossi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655cm" svg:height="5.264cm" svg:x="16.51cm" svg:y="8.883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ISBN</text:p>
              </table:table-cell>
              <table:table-cell>
                <text:p>autore</text:p>
              </table:table-cell>
              <table:table-cell>
                <text:p>titolo</text:p>
              </table:table-cell>
            </table:table-row>
            <table:table-row table:style-name="ro1" table:default-cell-style-name="ce1">
              <table:table-cell>
                <text:p>111111111</text:p>
              </table:table-cell>
              <table:table-cell>
                <text:p>Caroll</text:p>
              </table:table-cell>
              <table:table-cell>
                <text:p>Alice in W</text:p>
              </table:table-cell>
            </table:table-row>
            <table:table-row table:style-name="ro1" table:default-cell-style-name="ce1">
              <table:table-cell>
                <text:p>22222222</text:p>
              </table:table-cell>
              <table:table-cell>
                <text:p>Tanenbaum</text:p>
              </table:table-cell>
              <table:table-cell>
                <text:p>Reti di Calc</text:p>
              </table:table-cell>
            </table:table-row>
            <table:table-row table:style-name="ro1" table:default-cell-style-name="ce1">
              <table:table-cell>
                <text:p>33333333</text:p>
              </table:table-cell>
              <table:table-cell>
                <text:p>AA. VV.</text:p>
              </table:table-cell>
              <table:table-cell>
                <text:p>Lonely Plan</text:p>
              </table:table-cell>
            </table:table-row>
            <table:table-row table:style-name="ro1" table:default-cell-style-name="ce1">
              <table:table-cell>
                <text:p>44444444</text:p>
              </table:table-cell>
              <table:table-cell>
                <text:p>Hofstadter</text:p>
              </table:table-cell>
              <table:table-cell>
                <text:p>GEB-EGB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8.235cm" svg:height="3.158cm" svg:x="4.658cm" svg:y="16.415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>utente</text:p>
              </table:table-cell>
              <table:table-cell>
                <text:p>libro</text:p>
              </table:table-cell>
              <table:table-cell>
                <text:p>dataPrestito</text:p>
              </table:table-cell>
              <table:table-cell>
                <text:p>dataRestituzione</text:p>
              </table:table-cell>
            </table:table-row>
            <table:table-row table:style-name="ro1" table:default-cell-style-name="ce1">
              <table:table-cell>
                <text:p>RSSMR...</text:p>
              </table:table-cell>
              <table:table-cell>
                <text:p>22222222</text:p>
              </table:table-cell>
              <table:table-cell>
                <text:p>12/12/2012</text:p>
              </table:table-cell>
              <table:table-cell>
                <text:p>-</text:p>
              </table:table-cell>
            </table:table-row>
            <table:table-row table:style-name="ro1" table:default-cell-style-name="ce1">
              <table:table-cell>
                <text:p>VRDGS...</text:p>
              </table:table-cell>
              <table:table-cell>
                <text:p>44444444</text:p>
              </table:table-cell>
              <table:table-cell>
                <text:p>01/10/2011</text:p>
              </table:table-cell>
              <table:table-cell>
                <text:p>11/11/201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layer="layout" svg:width="8.128cm" svg:height="1.043cm" svg:x="2.032cm" svg:y="7.62cm">
          <draw:text-box>
            <text:p>Utenti (CF, nome, cognome)</text:p>
          </draw:text-box>
        </draw:frame>
        <draw:frame draw:style-name="gr2" draw:layer="layout" svg:width="7.374cm" svg:height="1.043cm" svg:x="18.018cm" svg:y="7.593cm">
          <draw:text-box>
            <text:p>Libri (ISBN, autore, titolo)</text:p>
          </draw:text-box>
        </draw:frame>
        <draw:frame draw:style-name="gr2" draw:layer="layout" svg:width="13.716cm" svg:height="1.043cm" svg:x="6.828cm" svg:y="15.379cm">
          <draw:text-box>
            <text:p>Prestiti (utente, libro, dataPrestito, dataRestituzione)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8">Vincoli di integrità</text:span></text:p>
          </draw:text-box>
        </draw:frame>
        <draw:frame presentation:style-name="pr4" draw:text-style-name="P3" draw:layer="layout" svg:width="24.639cm" svg:height="15.298cm" svg:x="1.4cm" svg:y="4.514cm" presentation:class="outline" presentation:user-transformed="true">
          <draw:text-box>
            <text:list text:style-name="L2">
              <text:list-item>
                <text:p><text:span text:style-name="T10">Vincoli di dominio</text:span></text:p>
                <text:list>
                  <text:list-item>
                    <text:p><text:span text:style-name="T4">es. il codice fiscale deve essere formalmente valido</text:span></text:p>
                  </text:list-item>
                </text:list>
              </text:list-item>
              <text:list-item>
                <text:p><text:span text:style-name="T10">Vincoli di tupla</text:span></text:p>
                <text:list>
                  <text:list-item>
                    <text:p><text:span text:style-name="T4">es. data restituzione &gt; data prestito</text:span></text:p>
                  </text:list-item>
                </text:list>
              </text:list-item>
              <text:list-item>
                <text:p><text:span text:style-name="T10">Chiavi primarie</text:span></text:p>
                <text:list>
                  <text:list-item>
                    <text:p><text:span text:style-name="T4">Insieme di attributi che identificano univocamente le tuple di una relazione</text:span></text:p>
                  </text:list-item>
                  <text:list-item>
                    <text:p><text:span text:style-name="T4">Almeno una per ogni relazione</text:span></text:p>
                  </text:list-item>
                  <text:list-item>
                    <text:p><text:span text:style-name="T4">Possono essere definite su più attributi</text:span></text:p>
                  </text:list-item>
                  <text:list-item>
                    <text:p><text:span text:style-name="T4">Se non esiste una chiave, va definita (es. valore incrementale)</text:span></text:p>
                  </text:list-item>
                  <text:list-item>
                    <text:p><text:span text:style-name="T4">Non nulle</text:span></text:p>
                  </text:list-item>
                  <text:list-item>
                    <text:p><text:span text:style-name="T4">es. Codice Fiscale</text:span></text:p>
                  </text:list-item>
                  <text:list-item>
                    <text:p><text:span text:style-name="T4">es. Autore, Titolo, Editore, Data di stampa</text:span></text:p>
                  </text:list-item>
                </text:list>
              </text:list-item>
              <text:list-item>
                <text:p><text:span text:style-name="T10">Vincoli di integrità referenziale</text:span></text:p>
                <text:list>
                  <text:list-item>
                    <text:p><text:span text:style-name="T4">Fanno riferimento a chiavi primarie su altre relazioni</text:span></text:p>
                  </text:list-item>
                  <text:list-item>
                    <text:p><text:span text:style-name="T4">Soddisfatti se valore esiste nell'altra relazione</text:span></text:p>
                  </text:list-item>
                  <text:list-item>
                    <text:p><text:span text:style-name="T4">es. Prestiti.Utente → Utenti.C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>
          <draw:text-box>
            <text:p><text:span text:style-name="T8">Vincoli di integrità</text:span></text:p>
          </draw:text-box>
        </draw:frame>
        <draw:frame presentation:style-name="pr4" draw:text-style-name="P4" draw:layer="layout" svg:width="24.639cm" svg:height="2.706cm" svg:x="1.4cm" svg:y="4.314cm" presentation:class="outline" presentation:user-transformed="true">
          <draw:text-box>
            <text:list text:style-name="L2">
              <text:list-item>
                <text:p><text:span text:style-name="T11">Progettazione dei database: fuori dagli obiettivi della lezione</text:span></text:p>
              </text:list-item>
            </text:list>
          </draw:text-box>
        </draw:frame>
        <draw:frame draw:style-name="standard" draw:layer="layout" svg:width="8.548cm" svg:height="4.211cm" svg:x="1.809cm" svg:y="8.9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2">CF</text:span></text:p>
              </table:table-cell>
              <table:table-cell>
                <text:p><text:span text:style-name="T12">nome</text:span></text:p>
              </table:table-cell>
              <table:table-cell>
                <text:p><text:span text:style-name="T12">cognome</text:span></text:p>
              </table:table-cell>
            </table:table-row>
            <table:table-row table:style-name="ro1" table:default-cell-style-name="ce1">
              <table:table-cell>
                <text:p><text:span text:style-name="T12">BNCFR...</text:span></text:p>
              </table:table-cell>
              <table:table-cell>
                <text:p><text:span text:style-name="T12">Franco</text:span></text:p>
              </table:table-cell>
              <table:table-cell>
                <text:p><text:span text:style-name="T12">Bianchi</text:span></text:p>
              </table:table-cell>
            </table:table-row>
            <table:table-row table:style-name="ro1" table:default-cell-style-name="ce1">
              <table:table-cell>
                <text:p><text:span text:style-name="T12">VRDGS...</text:span></text:p>
              </table:table-cell>
              <table:table-cell>
                <text:p><text:span text:style-name="T12">Giuseppe</text:span></text:p>
              </table:table-cell>
              <table:table-cell>
                <text:p><text:span text:style-name="T12">Verdi</text:span></text:p>
              </table:table-cell>
            </table:table-row>
            <table:table-row table:style-name="ro1" table:default-cell-style-name="ce1">
              <table:table-cell>
                <text:p><text:span text:style-name="T12">RSSMR...</text:span></text:p>
              </table:table-cell>
              <table:table-cell>
                <text:p><text:span text:style-name="T12">Mario</text:span></text:p>
              </table:table-cell>
              <table:table-cell>
                <text:p><text:span text:style-name="T12">Rossi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9.655cm" svg:height="5.264cm" svg:x="16.51cm" svg:y="8.883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12">ISBN</text:span></text:p>
              </table:table-cell>
              <table:table-cell>
                <text:p><text:span text:style-name="T12">autore</text:span></text:p>
              </table:table-cell>
              <table:table-cell>
                <text:p><text:span text:style-name="T12">titolo</text:span></text:p>
              </table:table-cell>
            </table:table-row>
            <table:table-row table:style-name="ro1" table:default-cell-style-name="ce1">
              <table:table-cell>
                <text:p><text:span text:style-name="T12">111111111</text:span></text:p>
              </table:table-cell>
              <table:table-cell>
                <text:p><text:span text:style-name="T12">Caroll</text:span></text:p>
              </table:table-cell>
              <table:table-cell>
                <text:p><text:span text:style-name="T12">Alice in W</text:span></text:p>
              </table:table-cell>
            </table:table-row>
            <table:table-row table:style-name="ro1" table:default-cell-style-name="ce1">
              <table:table-cell>
                <text:p><text:span text:style-name="T12">22222222</text:span></text:p>
              </table:table-cell>
              <table:table-cell>
                <text:p><text:span text:style-name="T12">Tanenbaum</text:span></text:p>
              </table:table-cell>
              <table:table-cell>
                <text:p><text:span text:style-name="T12">Reti di Calc</text:span></text:p>
              </table:table-cell>
            </table:table-row>
            <table:table-row table:style-name="ro1" table:default-cell-style-name="ce1">
              <table:table-cell>
                <text:p><text:span text:style-name="T12">33333333</text:span></text:p>
              </table:table-cell>
              <table:table-cell>
                <text:p><text:span text:style-name="T12">AA. VV.</text:span></text:p>
              </table:table-cell>
              <table:table-cell>
                <text:p><text:span text:style-name="T12">Lonely Plan</text:span></text:p>
              </table:table-cell>
            </table:table-row>
            <table:table-row table:style-name="ro1" table:default-cell-style-name="ce1">
              <table:table-cell>
                <text:p><text:span text:style-name="T12">44444444</text:span></text:p>
              </table:table-cell>
              <table:table-cell>
                <text:p><text:span text:style-name="T12">Hofstadter</text:span></text:p>
              </table:table-cell>
              <table:table-cell>
                <text:p><text:span text:style-name="T12">GEB-EGB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8.235cm" svg:height="3.158cm" svg:x="5.058cm" svg:y="16.415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><text:span text:style-name="T12">utente</text:span></text:p>
              </table:table-cell>
              <table:table-cell>
                <text:p><text:span text:style-name="T12">libro</text:span></text:p>
              </table:table-cell>
              <table:table-cell>
                <text:p><text:span text:style-name="T12">dataPrestito</text:span></text:p>
              </table:table-cell>
              <table:table-cell>
                <text:p><text:span text:style-name="T12">dataRestituzione</text:span></text:p>
              </table:table-cell>
            </table:table-row>
            <table:table-row table:style-name="ro1" table:default-cell-style-name="ce1">
              <table:table-cell>
                <text:p><text:span text:style-name="T12">RSSMR...</text:span></text:p>
              </table:table-cell>
              <table:table-cell>
                <text:p><text:span text:style-name="T12">22222222</text:span></text:p>
              </table:table-cell>
              <table:table-cell>
                <text:p><text:span text:style-name="T12">12/12/2012</text:span></text:p>
              </table:table-cell>
              <table:table-cell>
                <text:p><text:span text:style-name="T12">-</text:span></text:p>
              </table:table-cell>
            </table:table-row>
            <table:table-row table:style-name="ro1" table:default-cell-style-name="ce1">
              <table:table-cell>
                <text:p><text:span text:style-name="T12">VRDGS...</text:span></text:p>
              </table:table-cell>
              <table:table-cell>
                <text:p><text:span text:style-name="T12">44444444</text:span></text:p>
              </table:table-cell>
              <table:table-cell>
                <text:p><text:span text:style-name="T12">01/10/2011</text:span></text:p>
              </table:table-cell>
              <table:table-cell>
                <text:p><text:span text:style-name="T12">11/11/2011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" draw:text-style-name="P5" draw:layer="layout" svg:width="8.128cm" svg:height="1.043cm" svg:x="2.032cm" svg:y="7.62cm">
          <draw:text-box>
            <text:p><text:span text:style-name="T12">Utenti (</text:span><text:span text:style-name="T13">CF</text:span><text:span text:style-name="T12">, nome, cognome)</text:span></text:p>
          </draw:text-box>
        </draw:frame>
        <draw:frame draw:style-name="gr2" draw:text-style-name="P5" draw:layer="layout" svg:width="7.374cm" svg:height="1.043cm" svg:x="18.018cm" svg:y="7.593cm">
          <draw:text-box>
            <text:p><text:span text:style-name="T12">Libri (</text:span><text:span text:style-name="T13">ISBN</text:span><text:span text:style-name="T12">, autore, titolo)</text:span></text:p>
          </draw:text-box>
        </draw:frame>
        <draw:frame draw:style-name="gr2" draw:text-style-name="P5" draw:layer="layout" svg:width="13.716cm" svg:height="1.043cm" svg:x="7.228cm" svg:y="15.379cm">
          <draw:text-box>
            <text:p><text:span text:style-name="T12">Prestiti (</text:span><text:span text:style-name="T13">utente, libro, dataPrestito, dataRestituzione</text:span><text:span text:style-name="T12">)</text:span></text:p>
          </draw:text-box>
        </draw:frame>
        <draw:polyline draw:style-name="gr3" draw:text-style-name="P6" xml:id="id1" draw:id="id1" draw:layer="layout" svg:width="6.095cm" svg:height="5.726cm" svg:x="3.81cm" svg:y="9.652cm" svg:viewBox="0 0 6096 5727" draw:points="6096,5727 0,0">
          <text:p/>
        </draw:polyline>
        <draw:polyline draw:style-name="gr3" draw:text-style-name="P6" xml:id="id2" draw:id="id2" draw:layer="layout" svg:width="5.079cm" svg:height="5.841cm" svg:x="11.684cm" svg:y="9.652cm" svg:viewBox="0 0 5080 5842" draw:points="0,5842 5080,0">
          <text:p/>
        </draw:polyline>
        <draw:custom-shape draw:style-name="gr4" draw:text-style-name="P6" xml:id="id3" draw:id="id3" draw:layer="layout" svg:width="5.842cm" svg:height="3.81cm" svg:x="10.16cm" svg:y="9.144cm">
          <text:p text:style-name="P6">Il Codice Fiscale </text:p>
          <text:p text:style-name="P6">deve essere valido</text:p>
          <draw:enhanced-geometry svg:viewBox="0 0 21600 21600" draw:text-areas="800 800 20800 20800" draw:type="round-rectangular-callout" draw:modifiers="-20402.2591134691 -4381.212280241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xml:id="id4" draw:id="id4" draw:layer="layout" svg:width="5.842cm" svg:height="3.81cm" svg:x="10.16cm" svg:y="9.144cm">
          <text:p text:style-name="P6">L'ISBN</text:p>
          <text:p text:style-name="P6">deve essere valido</text:p>
          <draw:enhanced-geometry svg:viewBox="0 0 21600 21600" draw:text-areas="800 800 20800 20800" draw:type="round-rectangular-callout" draw:modifiers="35233.5444121171 -3888.113356074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xml:id="id6" draw:id="id6" draw:layer="layout" svg:width="5.842cm" svg:height="3.81cm" svg:x="12.446cm" svg:y="9.144cm">
          <text:p text:style-name="P6">La data del prestito </text:p>
          <text:p text:style-name="P6">è sempre precedente </text:p>
          <text:p text:style-name="P6">alla data di restituzione</text:p>
          <draw:enhanced-geometry svg:viewBox="0 0 21600 21600" draw:text-areas="800 800 20800 20800" draw:type="round-rectangular-callout" draw:modifiers="10273.2158137943 38637.4180005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xml:id="id5" anim:id="id5"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xml:id="id7" anim:id="id7"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set smil:begin="0s" smil:dur="0.001s" smil:fill="hold" presentation:master-element="id5" smil:targetElement="id3" smil:attributeName="visibility" smil:to="hidden"/>
              </anim:par>
            </anim:par>
            <anim:par smil:begin="next">
              <anim:par smil:begin="0s">
                <anim:par xml:id="id8" anim:id="id8"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set smil:begin="0s" smil:dur="0.001s" smil:fill="hold" presentation:master-element="id7" smil:targetElement="id4" smil:attributeName="visibility" smil:to="hidden"/>
              </anim:par>
            </anim:par>
            <anim:par smil:begin="next">
              <anim:par smil:begin="0s">
                <anim:set smil:begin="0s" smil:dur="0.001s" smil:fill="hold" presentation:master-element="id8" smil:targetElement="id6" smil:attributeName="visibility" smil:to="hidden"/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>
          <draw:text-box>
            <text:p><text:span text:style-name="T3">SQL</text:span></text:p>
          </draw:text-box>
        </draw:frame>
        <draw:frame presentation:style-name="pr6" draw:text-style-name="P8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2 pronunce, entrambe valide</text:span></text:p>
              </text:list-item>
              <text:list-item>
                <text:p><text:span text:style-name="T5">Linguaggio di programmazione per la gestione di basi di dati</text:span></text:p>
              </text:list-item>
              <text:list-item>
                <text:p><text:span text:style-name="T5">Standard ma non molto interoperabile</text:span></text:p>
              </text:list-item>
              <text:list-item>
                <text:p><text:span text:style-name="T5">Case insensitiv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>
          <draw:text-box>
            <text:p><text:span text:style-name="T3">SQLite</text:span></text:p>
          </draw:text-box>
        </draw:frame>
        <draw:frame presentation:style-name="pr6" draw:text-style-name="P3" draw:layer="layout" svg:width="24.639cm" svg:height="12.18cm" svg:x="1.4cm" svg:y="4.914cm" presentation:class="outline">
          <draw:text-box>
            <text:list text:style-name="L2">
              <text:list-item>
                <text:p><text:span text:style-name="T4">Programma/libreria per la gestione di basi di dati</text:span></text:p>
              </text:list-item>
              <text:list-item>
                <text:p><text:span text:style-name="T4">Presente nativamente in Android (e in moltissime applicazioni)</text:span></text:p>
              </text:list-item>
              <text:list-item>
                <text:p><text:span text:style-name="T4">SQL</text:span></text:p>
              </text:list-item>
              <text:list-item>
                <text:p><text:span text:style-name="T4"><text:a xlink:href="https://www.sqlite.org/" xlink:type="simple">https://www.sqlite.org</text:a></text:span><text:span text:style-name="T4"> </text:span></text:p>
              </text:list-item>
              <text:list-item>
                <text:p><text:span text:style-name="T4">Da shell: sqlite3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<text:span text:style-name="T4">Esercizi per casa</text:span></text:p>
          </draw:text-box>
        </draw:frame>
        <draw:frame presentation:style-name="pr6" draw:text-style-name="P9" draw:layer="layout" svg:width="24.639cm" svg:height="14.336cm" svg:x="1.4cm" svg:y="4.714cm" presentation:class="outline" presentation:user-transformed="true">
          <draw:text-box>
            <text:list text:style-name="L4">
              <text:list-item>
                <text:p><text:span text:style-name="T14">Selezionare: Nome esame, Voto, data esame, Nome docente, cognome docente per lo studente con numero di matricola 1001</text:span></text:p>
              </text:list-item>
              <text:list-item>
                <text:p><text:span text:style-name="T14">Selezionare il numero di corsi per docente. </text:span></text:p>
              </text:list-item>
            </text:list>
            <text:list text:style-name="L2">
              <text:list-item>
                <text:list>
                  <text:list-item>
                    <text:p><text:span text:style-name="T14">Esempio di output:</text:span></text:p>
                    <text:p><text:span text:style-name="T14"><text:s text:c="4"/></text:span><text:span text:style-name="T14">Giuseppe|Bianchi|3</text:span></text:p>
                    <text:p><text:span text:style-name="T14"><text:s text:c="4"/></text:span><text:span text:style-name="T14">Pierpaolo|Loreti|2</text:span></text:p>
                  </text:list-item>
                </text:list>
              </text:list-item>
            </text:list>
            <text:list text:style-name="L4">
              <text:list-item>
                <text:p><text:span text:style-name="T14">Minimo e massimo voto dato negli esami per ogni docente</text:span></text:p>
              </text:list-item>
            </text:list>
            <text:list text:style-name="L2">
              <text:list-item>
                <text:list>
                  <text:list-item>
                    <text:p><text:span text:style-name="T14">In SQL le funzioni aggregate MIN() e MAX() calcolano il minimo e massimo</text:span></text:p>
                  </text:list-item>
                  <text:list-item>
                    <text:p><text:span text:style-name="T14">Esempio di output:</text:span></text:p>
                    <text:p><text:span text:style-name="T14"><text:s text:c="4"/></text:span><text:span text:style-name="T14">Giuseppe|Bianchi|18|28</text:span></text:p>
                    <text:p><text:span text:style-name="T14"><text:s text:c="4"/></text:span><text:span text:style-name="T14">Andrea|Detti|27|3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Bitstream Vera Sans Mono'" style:font-family-generic="modern" style:font-pitch="fixed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Bitstream Vera Sans Mono'" style:font-family-generic="modern" style:font-pitch="fixed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6T12:30:31</meta:creation-date>
    <meta:editing-duration>PT4H55M49S</meta:editing-duration>
    <meta:editing-cycles>20</meta:editing-cycles>
    <dc:date>2012-12-18T11:34:57</dc:date>
    <meta:generator>LibreOffice/3.6$Linux_X86_64 LibreOffice_project/360m1$Build-2</meta:generator>
    <meta:document-statistic meta:object-count="69"/>
  </office:meta>
</office:document-meta>
</file>